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417in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start" style:justify-single-word="false">
        <style:tab-stops>
          <style:tab-stop style:position="3.0417in"/>
        </style:tab-stops>
      </style:paragraph-properties>
    </style:style>
    <style:style style:name="P6" style:family="paragraph" style:parent-style-name="Standard" style:list-style-name="L2">
      <style:paragraph-properties fo:text-align="start" style:justify-single-word="false">
        <style:tab-stops>
          <style:tab-stop style:position="3.0417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S 302 </text:p>
      <text:p text:style-name="P3">Test Two Correctio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By Duncan Wilson <text:tab/><text:tab/><text:tab/><text:tab/><text:tab/><text:tab/>March 25, 2014 <text:s/></text:p>
      <text:p text:style-name="P5"/>
      <text:p text:style-name="P5"><text:soft-page-break/></text:p>
      <text:list xml:id="list2051077565" text:style-name="L2">
        <text:list-item>
          <text:p text:style-name="P6">A try block can have multiple catch statements.</text:p>
          <text:p text:style-name="P6">True </text:p>
          <text:p text:style-name="P6"/>
        </text:list-item>
      </text:list>
      <text:list xml:id="list1851771672" text:style-name="L1">
        <text:list-header>
          <text:p text:style-name="P4">Source (The textbook page 233) :</text:p>
          <text:p text:style-name="P4">“The first piece, the try block, contains the statements that might cause or throw an exception. The second piece consists of<text:span text:style-name="T2"> one or more </text:span>catch blocks that must immediately follow the try block. “</text:p>
        </text:list-header>
      </text:list>
      <text:p text:style-name="Standard"/>
      <text:p text:style-name="Standard"><text:s text:c="6"/>20. Write the specification for a dynamically allocated node based Binary Search Tree. <text:s text:c="2"/></text:p>
      <text:p text:style-name="Standard"><text:s/></text:p>
      <text:p text:style-name="Standard">class bst{</text:p>
      <text:p text:style-name="Standard">public: </text:p>
      <text:p text:style-name="Standard"><text:s text:c="5"/>bst(); </text:p>
      <text:p text:style-name="Standard"><text:s text:c="5"/>bst(const bst&amp; src); </text:p>
      <text:p text:style-name="Standard"><text:s text:c="5"/>~bst(); </text:p>
      <text:p text:style-name="Standard"><text:s text:c="5"/>bst&amp; operator=(const bst&amp; src); </text:p>
      <text:p text:style-name="Standard"><text:s text:c="5"/>void insert(<text:span text:style-name="T2">int</text:span> newData);</text:p>
      <text:p text:style-name="Standard"><text:s text:c="5"/>bool remove(<text:span text:style-name="T2">int</text:span> newData); </text:p>
      <text:p text:style-name="Standard"><text:s text:c="5"/>void clear(); </text:p>
      <text:p text:style-name="Standard"><text:s text:c="5"/>bool isEmpty() const; </text:p>
      <text:p text:style-name="Standard"><text:s text:c="5"/>void writeKeys() const; </text:p>
      <text:p text:style-name="Standard"><text:s text:c="5"/>void showStructure() const; </text:p>
      <text:p text:style-name="Standard"><text:s text:c="5"/>bool retrieve(int retrieveData) const;</text:p>
      <text:p text:style-name="Standard"><text:s text:c="5"/>int getHeight() const ; </text:p>
      <text:p text:style-name="Standard"><text:s text:c="5"/>int getCount() const; </text:p>
      <text:p text:style-name="Standard">protected: </text:p>
      <text:p text:style-name="Standard"><text:s text:c="4"/>class bstNode{</text:p>
      <text:p text:style-name="Standard"><text:s text:c="4"/>bstNode(int newData, bstNode* leftPtr, bstNode* rightPtr);</text:p>
      <text:p text:style-name="Standard"><text:s text:c="4"/>bstNode* left; </text:p>
      <text:p text:style-name="Standard"><text:s text:c="4"/>bstNode* right;</text:p>
      <text:p text:style-name="Standard"><text:s text:c="4"/>int data; </text:p>
      <text:p text:style-name="Standard"><text:s text:c="3"/>}; </text:p>
      <text:p text:style-name="Standard">void constructHelper(bstNode*&amp; current); </text:p>
      <text:p text:style-name="Standard">void copyHelper(bstNode*&amp; dest, bstNode* src); </text:p>
      <text:p text:style-name="Standard">void clearHelper(bstNode*&amp; current);</text:p>
      <text:p text:style-name="Standard">void insertHelper(bstNode*&amp; current); </text:p>
      <text:p text:style-name="Standard">bool removeHelper(bstNode*&amp; current); </text:p>
      <text:p text:style-name="Standard">void writeHelper(bstNode* current) const; </text:p>
      <text:p text:style-name="Standard">void showHelper(bstNode* current) const; </text:p>
      <text:p text:style-name="Standard">bool retrieveHelper(bstNode* current) const; </text:p>
      <text:p text:style-name="Standard">int getHeightHelper(bstNode* current) const; </text:p>
      <text:p text:style-name="Standard">int getCountHelper(bstNode*&amp; current) const; </text:p>
      <text:p text:style-name="Standard"/>
      <text:p text:style-name="Standard">bstNode root; 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22T16:20:30.573648810</meta:creation-date>
    <dc:date>2014-03-25T20:42:46</dc:date>
    <meta:editing-duration>PT10M9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2" meta:paragraph-count="43" meta:word-count="171" meta:character-count="1401"/>
    <dc:creator>Duncan Wilson</dc:creator>
  </office:meta>
</office:document-meta>
</file>